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CA"/>
    </style:style>
    <style:style style:name="P2" style:parent-style-name="Normal" style:family="paragraph">
      <style:paragraph-properties fo:break-before="page"/>
      <style:text-properties fo:language="fr" fo:country="CA"/>
    </style:style>
    <style:style style:name="P3" style:parent-style-name="Normal" style:family="paragraph">
      <style:paragraph-properties fo:break-before="page"/>
      <style:text-properties fo:language="fr" fo:country="CA"/>
    </style:style>
    <style:style style:name="T4" style:parent-style-name="DefaultParagraphFont" style:family="text">
      <style:text-properties fo:language="fr" fo:country="CA"/>
    </style:style>
  </office:automatic-styles>
  <office:body>
    <office:text text:use-soft-page-breaks="true">
      <text:p text:style-name="P1">Page 1/3</text:p>
      <text:soft-page-break/>
      <text:p text:style-name="P2">Page 2/3</text:p>
      <text:p text:style-name="P3"/>
      <text:soft-page-break/>
      <text:p text:style-name="Normal"><text:span text:style-name="T4">Page 3/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01389in" style:font-size-asian="0.01389in" style:font-size-complex="0.013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Header"><draw:custom-shape svg:width="6.41458in" svg:height="2.74931in" draw:z-index="251659264" draw:id="id0" draw:style-name="a2" draw:transform="translate(-3.20729in -1.37465in) rotate(-5.49779) translate(3.20729in 1.37465in)" draw:name="PowerPlusWaterMarkObject357922611" text:anchor-type="paragraph"><svg:title/><svg:desc/><text:p text:style-name="a1" text:class-names="" text:cond-style-name=""><text:span text:style-name="a0" text:class-names="">SAMPLE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n Lord</meta:initial-creator>
    <dc:creator>Ian Lord</dc:creator>
    <meta:creation-date>2020-06-25T02:51:00Z</meta:creation-date>
    <dc:date>2020-06-25T02:51:00Z</dc:date>
    <meta:print-date>2020-06-25T02:50:00Z</meta:print-date>
    <meta:template xlink:href="Normal.dotm" xlink:type="simple"/>
    <meta:editing-cycles>2</meta:editing-cycles>
    <meta:editing-duration>PT60S</meta:editing-duration>
    <meta:document-statistic meta:page-count="3" meta:paragraph-count="1" meta:word-count="4" meta:character-count="29" meta:row-count="1" meta:non-whitespace-character-count="26"/>
  </office:meta>
</office:document-meta>
</file>